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C2D627CFA30A66AF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5.874cm" svg:height="15.874cm" svg:x="2.5cm" svg:y="4.626cm">
            <draw:image xlink:href="Pictures/10000000000001C2000001C2D627CFA30A66AF76.png" xlink:type="simple" xlink:show="embed" xlink:actuate="onLoad" draw:mime-type="image/png">
              <text:p/>
            </draw:image>
          </draw:frame>
          <draw:frame draw:style-name="gr2" draw:text-style-name="P3" draw:layer="layout" svg:width="16.75cm" svg:height="3.75cm" svg:x="2cm" svg:y="2cm">
            <draw:text-box>
              <text:p text:style-name="P2"><text:span text:style-name="T1">Play some Sh*t,</text:span></text:p>
              <text:p text:style-name="P2"><text:span text:style-name="T1">While you sh*t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17T18:53:43.312273063</dc:date>
    <meta:editing-duration>PT6M49S</meta:editing-duration>
    <meta:editing-cycles>1</meta:editing-cycles>
    <meta:document-statistic meta:object-count="3"/>
    <meta:generator>LibreOffice/7.3.7.2$Linux_X86_64 LibreOffice_project/30$Build-2</meta:generator>
  </office:meta>
</office:document-meta>
</file>